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beration Serif" fo:font-size="16pt" officeooo:rsid="000b12e7" officeooo:paragraph-rsid="000b12e7" style:font-size-asian="16pt" style:font-size-complex="16pt"/>
    </style:style>
    <style:style style:name="P2" style:family="paragraph" style:parent-style-name="Standard">
      <style:paragraph-properties fo:line-height="150%"/>
      <style:text-properties style:font-name="Liberation Serif" officeooo:rsid="000b12e7" officeooo:paragraph-rsid="000b12e7"/>
    </style:style>
    <style:style style:name="P3" style:family="paragraph" style:parent-style-name="Standard">
      <style:paragraph-properties fo:line-height="150%" fo:text-align="end" style:justify-single-word="false"/>
      <style:text-properties style:font-name="Liberation Serif" officeooo:rsid="000b12e7" officeooo:paragraph-rsid="000b12e7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erif" officeooo:rsid="000b12e7" officeooo:paragraph-rsid="000b12e7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erif" officeooo:rsid="000e0026" officeooo:paragraph-rsid="000e0026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erif" officeooo:rsid="000e7a31" officeooo:paragraph-rsid="000e7a31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erif" officeooo:rsid="000e7a31" officeooo:paragraph-rsid="000ed6b2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erif" officeooo:rsid="0014ea27" officeooo:paragraph-rsid="0014ea27"/>
    </style:style>
    <style:style style:name="P9" style:family="paragraph" style:parent-style-name="Standard">
      <style:paragraph-properties fo:line-height="150%" fo:text-align="justify" style:justify-single-word="false" fo:break-before="page"/>
      <style:text-properties style:font-name="Liberation Serif" officeooo:rsid="000e7a31" officeooo:paragraph-rsid="000e7a31"/>
    </style:style>
    <style:style style:name="T1" style:family="text">
      <style:text-properties officeooo:rsid="000e7a31"/>
    </style:style>
    <style:style style:name="T2" style:family="text">
      <style:text-properties officeooo:rsid="000ed6b2"/>
    </style:style>
    <style:style style:name="T3" style:family="text">
      <style:text-properties officeooo:rsid="000eda1e"/>
    </style:style>
    <style:style style:name="T4" style:family="text">
      <style:text-properties officeooo:rsid="000f2d7d"/>
    </style:style>
    <style:style style:name="T5" style:family="text">
      <style:text-properties officeooo:rsid="0010a3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ção TP0</text:p>
      <text:p text:style-name="P2"/>
      <text:p text:style-name="P3"><text:s/>João Moreno</text:p>
      <text:p text:style-name="P3"><text:s text:c="12"/>2015058510</text:p>
      <text:p text:style-name="P2"/>
      <text:p text:style-name="P4">Introdução</text:p>
      <text:p text:style-name="P4"/>
      <text:p text:style-name="P4"><text:tab/>O problema desenvolvido neste trabalho diz respeito a encontrar um<text:span text:style-name="T3">a imagem </text:span><text:s/>dentro de uma imagem maior, <text:span text:style-name="T3">sendo que as imagens não são necessáriamente idênticas</text:span>. Isso <text:span text:style-name="T3">pode ser</text:span> feito aplicando a operação de correlação cruzada <text:span text:style-name="T4">em cada janela possível da imagem maior que seja do tamanho da imagem menor. Entende-se correlação cruzada, b</text:span>asicamente, <text:span text:style-name="T4">como</text:span> uma operação que multiplica <text:span text:style-name="T4">o valor </text:span>escalar dos pixels <text:span text:style-name="T4">de duas imagens estabelecendo um parâmetro de comparação de semelhança entre imagens, pois valores mais elevados tendem a apontar imagens mais parecidas..</text:span></text:p>
      <text:p text:style-name="P4"/>
      <text:p text:style-name="P4"/>
      <text:p text:style-name="P5">Implementação</text:p>
      <text:p text:style-name="P5"/>
      <text:p text:style-name="P5"><text:tab/>A função LePGM recebe como argumento o nome da imagem <text:span text:style-name="T4">tipo PGM </text:span>a ser lida, <text:span text:style-name="T4">a lê </text:span>e <text:span text:style-name="T4">a </text:span>aloca de forma dinâmica <text:span text:style-name="T4">como</text:span> TAD: uma matriz de pixels, as dimensões da imagem e o valor máximo que um pixel pode assumir.</text:p>
      <text:p text:style-name="P5"><text:tab/>A função CorrelacaoCruzada recebe <text:span text:style-name="T5">como argumento </text:span>a posição d<text:span text:style-name="T5">e uma</text:span> janela deslizante, a<text:span text:style-name="T5">s</text:span> image<text:span text:style-name="T5">ns</text:span> e calcula <text:span text:style-name="T1">o valor da correlação cruzada de acordo com ponto de referência passado para a função</text:span>. O cálculo é feito multiplicando os pixels e somando o resultado a soma da multiplicação dos pixels anteriores.</text:p>
      <text:p text:style-name="P5"><text:tab/>A função JanelaDeslizante escolhe os pixels que terão sua correlação cruzada calculada e compara os resultados escolhendo o maior valor. O <text:span text:style-name="T1">maior </text:span>valor <text:span text:style-name="T1">ao </text:span>final designará o match entre as duas imagens e será retornado como <text:span text:style-name="T1">ponteiro para </text:span>TAD Ponto.</text:p>
      <text:p text:style-name="P5"><text:tab/>A função SalvaPonto recebe o nome do arquivo de saída e o <text:span text:style-name="T1">ponteiro para o </text:span>valor do ponto escolhido, <text:span text:style-name="T1">e então salva no arquivo as coordenadas do ponto.</text:span></text:p>
      <text:p text:style-name="P5"><text:tab/><text:span text:style-name="T1">A função Desaloca recebe os TADs das imagens e ponto e os desaloca não retornando nada.</text:span></text:p>
      <text:p text:style-name="P5"/>
      <text:p text:style-name="P9">Resultados:</text:p>
      <text:p text:style-name="P6"/>
      <text:p text:style-name="P6"><text:tab/><text:span text:style-name="T5">Utilizou-se um computador Intel Atom N570 (1.66Ghz, 1MB L2 Cache) com 2GB de memória RAM, as instruções foram executadas apartir de um arquivo makefile cujo tempo de resposta foi medido.</text:span></text:p>
      <text:p text:style-name="P7"><text:tab/><text:span text:style-name="T2">Utilizando o par de imagens exemplo, o computador demorou nas execuções ,edidas 0.011s em média para processar a requisição e retornou o valor correto para a resposta.</text:span></text:p>
      <text:p text:style-name="P7"><text:tab/><text:span text:style-name="T2">Utilizando o par de imagens teste, o computador demorou 0.013s em média para processar a requisição e retornou o valor correto para a resposta.</text:span></text:p>
      <text:p text:style-name="P7"><text:tab/><text:span text:style-name="T2">Utilizando o par de imagens tsukuba, o computador demorou 16s em média para processar a requisição e retornou o valor correto para a resposta.</text:span></text:p>
      <text:p text:style-name="P7"/>
      <text:p text:style-name="P8">Conclusão</text:p>
      <text:p text:style-name="P7"/>
      <text:p text:style-name="P6"><text:tab/><text:span text:style-name="T3">O programa foi capaz de encontrar com exatidão a posição dos objetos nas imagens amplas e como podemos perceber o tempo de execução não varia consideravelmente com a luminosidade da imagem, mas de forma quadrática com relação ao tamanho da imagem. A expectativa de que valores maiores de resultados da operação correlação cruzada correspondesse as imagens mais semelhantes pelo critério sensível mostrou-se verdadeira para as imagens testadas.<text:tab/>O problema não apresentou dificuldades em sua implementaç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3cm" fo:margin-left="2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eno </meta:initial-creator>
    <meta:creation-date>2016-04-18T20:08:32.126325230</meta:creation-date>
    <dc:date>2016-04-18T23:36:15.225357584</dc:date>
    <dc:creator>Moreno </dc:creator>
    <meta:editing-duration>PT13M6S</meta:editing-duration>
    <meta:editing-cycles>5</meta:editing-cycles>
    <meta:generator>LibreOffice/4.3.3.2$Linux_X86_64 LibreOffice_project/430m0$Build-2</meta:generator>
    <meta:document-statistic meta:table-count="0" meta:image-count="0" meta:object-count="0" meta:page-count="2" meta:paragraph-count="18" meta:word-count="448" meta:character-count="2795" meta:non-whitespace-character-count="2340"/>
  </office:meta>
</office:document-meta>
</file>